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619" officeooo:paragraph-rsid="00078619"/>
    </style:style>
    <style:style style:name="P2" style:family="paragraph" style:parent-style-name="Standard">
      <style:paragraph-properties style:writing-mode="lr-tb"/>
      <style:text-properties officeooo:rsid="000c07af" officeooo:paragraph-rsid="000c07af"/>
    </style:style>
    <style:style style:name="P3" style:family="paragraph" style:parent-style-name="Standard">
      <style:text-properties officeooo:rsid="000d637d" officeooo:paragraph-rsid="000d637d"/>
    </style:style>
    <style:style style:name="T1" style:family="text">
      <style:text-properties officeooo:rsid="000e04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REQUREMENT: </text:p>
      <text:p text:style-name="P1"/>
      <text:p text:style-name="P3">NextJS</text:p>
      <text:p text:style-name="P3">Reactjs</text:p>
      <text:p text:style-name="P3">NodeJs</text:p>
      <text:p text:style-name="P3">Firebase</text:p>
      <text:p text:style-name="P3">SWR <text:span text:style-name="T1">use for data fetching from api</text:span></text:p>
      <text:p text:style-name="P3"/>
      <text:p text:style-name="P1"/>
      <text:p text:style-name="P2">Project dependencies:</text:p>
      <text:p text:style-name="P2">- firebase:</text:p>
      <text:p text:style-name="P2"><text:tab/>+ npm install firebase –save firebase</text:p>
      <text:p text:style-name="P2">- Next Auth</text:p>
      <text:p text:style-name="P2"><text:tab/>+ npm install next-auth</text:p>
      <text:p text:style-name="P2">- React firebase hook</text:p>
      <text:p text:style-name="P2"><text:tab/>+ npm install react-firebase-hooks --save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0:28:44.934093055</meta:creation-date>
    <dc:date>2023-08-13T13:39:12.141721527</dc:date>
    <meta:editing-duration>PT50M56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40" meta:character-count="249" meta:non-whitespace-character-count="219"/>
  </office:meta>
</office:document-meta>
</file>